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000000758FB3255E3.jp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draw:auto-grow-height="true" fo:min-height="3.507cm"/>
    </style:style>
    <style:style style:name="pr3" style:family="presentation" style:parent-style-name="Blue-outline1">
      <style:graphic-properties draw:fill-color="#ffffff" draw:auto-grow-height="true" fo:min-height="13.86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  <style:text-properties fo:color="#ffffff" fo:font-family="'Arial Black'" style:font-pitch="variable" fo:font-size="32pt" style:font-size-asian="32pt" style:font-size-complex="32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T1" style:family="text">
      <style:text-properties fo:color="#ffffff" fo:font-size="48pt" fo:text-shadow="1pt 1pt" style:font-size-asian="48pt" style:font-size-complex="48pt"/>
    </style:style>
    <style:style style:name="T2" style:family="text">
      <style:text-properties fo:color="#ffffff" fo:font-size="24pt" fo:text-shadow="1pt 1pt" style:font-size-asian="24pt" style:font-size-complex="24pt"/>
    </style:style>
    <style:style style:name="T3" style:family="text">
      <style:text-properties fo:color="#ffffff" fo:text-shadow="1pt 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14" style:family="text">
      <style:text-properties fo:font-family="'Liberation Mono'" style:font-family-generic="modern" style:font-pitch="fixed"/>
    </style:style>
    <style:style style:name="T15" style:family="text">
      <style:text-properties fo:font-family="'Liberation Mono'" style:font-family-generic="modern" style:font-pitch="fixed" fo:font-size="26pt" style:font-size-asian="26pt" style:font-size-complex="26pt"/>
    </style:style>
    <style:style style:name="T16" style:family="text">
      <style:text-properties fo:font-family="'Liberation Mono'" style:font-family-generic="modern" style:font-pitch="fixed" fo:font-size="24pt" style:font-size-asian="24pt" style:font-size-complex="2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draw:style-name="gr1" draw:text-style-name="P1" draw:layer="layout" svg:width="19.031cm" svg:height="5.429cm" svg:x="7.5cm" svg:y="13.5cm">
          <draw:text-box>
            <text:p text:style-name="P1"><text:span text:style-name="T1">Data Parallelism</text:span></text:p>
            <text:p text:style-name="P1"><text:span text:style-name="T2">and</text:span></text:p>
            <text:p text:style-name="P1"><text:span text:style-name="T3">Intel's Thread Building Bloc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Data Parallel</text:p>
          </draw:text-box>
        </draw:frame>
        <draw:frame presentation:style-name="pr3" draw:text-style-name="P4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text:style-name="P4">The data-parallel paradigm (DP) expresses work-sharing by doing exactly the same thing to (potentially) large collections of data</text:p>
              </text:list-item>
            </text:list>
            <text:list text:style-name="L2">
              <text:list-item>
                <text:p text:style-name="P4">Worker sub-processes <text:span text:style-name="T4">cannot communicate</text:span></text:p>
              </text:list-item>
            </text:list>
            <text:list text:style-name="L2">
              <text:list-item>
                <text:p text:style-name="P4"><text:span text:style-name="T5">Motivation:</text:span> low-level thread coding can shorten your life span</text:p>
              </text:list-item>
            </text:list>
            <text:list text:style-name="L2">
              <text:list-item>
                <text:p text:style-name="P4">Define the data (the domain) and what to do with that data (the operation), and you're <text:span text:style-name="T4">done</text:span></text:p>
              </text:list-item>
            </text:list>
            <text:list text:style-name="L2">
              <text:list-item>
                <text:p text:style-name="P4"><text:span text:style-name="T5">Key Insight: </text:span><text:span text:style-name="T6">someone else decides </text:span><text:span text:style-name="T7">the </text:span><text:span text:style-name="T8">how</text:span><text:span text:style-name="T7"> (splitting up the range onto different worke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>
        <office:forms form:automatic-focus="false" form:apply-design-mode="false"/>
        <draw:frame presentation:style-name="pr2" draw:text-style-name="P3" draw:layer="layout" svg:width="25.199cm" svg:height="3.507cm" svg:x="1.301cm" svg:y="0cm" presentation:class="title" presentation:user-transformed="true">
          <draw:text-box>
            <text:p text:style-name="P3">Iteration and Reduction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Iteration</text:span><text:span text:style-name="T6"> says, do something (identical) for each piece of data.</text:span></text:p>
              </text:list-item>
            </text:list>
            <text:list text:style-name="L2">
              <text:list-item>
                <text:p text:style-name="P4"><text:span text:style-name="T5">Reduction </text:span><text:span text:style-name="T6">says, compute some </text:span><text:span text:style-name="T9">value</text:span><text:span text:style-name="T6"> based on all of the inputs.</text:span></text:p>
              </text:list-item>
            </text:list>
            <text:list text:style-name="L2">
              <text:list-item>
                <text:p text:style-name="P4">Notice that iteration is a <text:span text:style-name="T4">strict</text:span><text:span text:style-name="T10"> </text:span><text:span text:style-name="T4">subset</text:span><text:span text:style-name="T10"> of reduction, as the output value could simply be thrown away.</text:span></text:p>
              </text:list-item>
            </text:list>
            <text:list text:style-name="L2">
              <text:list-item>
                <text:p text:style-name="P4"><text:span text:style-name="T11">Examples: </text:span><text:span text:style-name="T7">raytracer vs. minimum value.</text:span></text:p>
              </text:list-item>
            </text:list>
            <text:list text:style-name="L2">
              <text:list-item>
                <text:p text:style-name="P4"><text:span text:style-name="T11">Optimal:</text:span><text:span text:style-name="T7"> divide-and-conquer algorith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What's Happening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5">Question: </text:span><text:span text:style-name="T6">can every parallelisable problem be expressed with the DP paradigm?</text:span></text:p>
              </text:list-item>
            </text:list>
            <text:list text:style-name="L2">
              <text:list-item>
                <text:p text:style-name="P6"><text:span text:style-name="T5">Answer: </text:span><text:span text:style-name="T6">if all of the Cowichan problems can be expressed with it, there is a good possibility that DP has real-world applicability</text:span></text:p>
              </text:list-item>
            </text:list>
            <text:list text:style-name="L2">
              <text:list-item>
                <text:p text:style-name="P6"><text:span text:style-name="T6">We'll use Intel </text:span><text:span text:style-name="T5">Thread Building Blocks</text:span><text:span text:style-name="T6"> (TBB), which has the STL-like methods </text:span><text:span text:style-name="T8">parallel_for</text:span><text:span text:style-name="T7">,</text:span><text:span text:style-name="T6"> </text:span><text:span text:style-name="T8">parallel_reduce</text:span><text:span text:style-name="T6">, and </text:span><text:span text:style-name="T8">parallel_sort</text:span><text:span text:style-name="T6">.</text:span></text:p>
              </text:list-item>
            </text:list>
            <text:list text:style-name="L2">
              <text:list-item>
                <text:p text:style-name="P6"><text:span text:style-name="T6">(stay with me... the next slide has pictur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3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Game of Life (TBB)</text:p>
          </draw:text-box>
        </draw:frame>
        <draw:frame presentation:style-name="pr3" draw:text-style-name="P4" draw:layer="layout" svg:width="12.296cm" svg:height="13.86cm" svg:x="1.4cm" svg:y="4.914cm" presentation:class="outline">
          <draw:text-box>
            <text:list text:style-name="L2">
              <text:list-item>
                <text:p text:style-name="P4">For each cell, want to compute whether or not it is alive in the next iteration.</text:p>
              </text:list-item>
            </text:list>
            <text:list text:style-name="L2">
              <text:list-item>
                <text:p text:style-name="P4">Note that while this uses multiple <text:span text:style-name="T4">inputs</text:span><text:span text:style-name="T10"> per </text:span><text:span text:style-name="T4">output</text:span><text:span text:style-name="T10">, our sub-processes still </text:span><text:span text:style-name="T12">do not need communication</text:span><text:span text:style-name="T10">.</text:span></text:p>
              </text:list-item>
            </text:list>
            <text:list text:style-name="L2">
              <text:list-item>
                <text:p text:style-name="P4"><text:span text:style-name="T10">Ping-pong technique.</text:span></text:p>
              </text:list-item>
            </text:list>
          </draw:text-box>
        </draw:frame>
        <draw:frame draw:style-name="gr3" draw:text-style-name="P7" draw:layer="layout" svg:width="12.5cm" svg:height="15.371cm" svg:x="14.5cm" svg:y="4.5cm">
          <draw:text-box>
            <text:p text:style-name="P7"><text:span text:style-name="T13">parallel_for</text:span><text:span text:style-name="T14">(</text:span></text:p>
            <text:p text:style-name="P7"><text:span text:style-name="T13">blocked_range2d</text:span><text:span text:style-name="T14">&lt;size_t,size_t&gt;</text:span></text:p>
            <text:p text:style-name="P7"><text:span text:style-name="T14">(0, BOARD_SIZE, 0, BOARD_SIZE),</text:span></text:p>
            <text:p text:style-name="P7"><text:span text:style-name="T14">myGame, </text:span><text:span text:style-name="T13">auto_partitioner</text:span><text:span text:style-name="T14">());</text:span></text:p>
            <text:p text:style-name="P7"><text:span text:style-name="T14">...</text:span></text:p>
            <text:p text:style-name="P7"><text:span text:style-name="T14">void Game::operator()(const </text:span><text:span text:style-name="T13">blocked_range2d</text:span><text:span text:style-name="T14">&lt;size_t,size_t&gt;&amp; range) const {</text:span></text:p>
            <text:p text:style-name="P7"><text:span text:style-name="T14"/></text:p>
            <text:p text:style-name="P7"><text:span text:style-name="T14"><text:s text:c="2"/></text:span><text:span text:style-name="T14">for (y in range.rows()) {</text:span></text:p>
            <text:p text:style-name="P7"><text:span text:style-name="T14"><text:s text:c="4"/></text:span><text:span text:style-name="T14">for (x in range.cols()) {</text:span></text:p>
            <text:p text:style-name="P7"><text:span text:style-name="T14"><text:s text:c="6"/></text:span><text:span text:style-name="T13">int</text:span><text:span text:style-name="T14"> peers =</text:span></text:p>
            <text:p text:style-name="P7"><text:span text:style-name="T14"><text:s text:c="8"/></text:span><text:span text:style-name="T14">sumNeighbours(x, y);</text:span></text:p>
            <text:p text:style-name="P7"><text:span text:style-name="T14"><text:s text:c="6"/></text:span><text:span text:style-name="T14">if (peers&lt;</text:span><text:span text:style-name="T13">2</text:span><text:span text:style-name="T14">||peers&gt;</text:span><text:span text:style-name="T13">3</text:span><text:span text:style-name="T14">)</text:span></text:p>
            <text:p text:style-name="P7"><text:span text:style-name="T14"><text:s text:c="8"/></text:span><text:span text:style-name="T14">(*second)[y][x] = </text:span><text:span text:style-name="T13">0</text:span><text:span text:style-name="T14">;</text:span></text:p>
            <text:p text:style-name="P7"><text:span text:style-name="T14"><text:s text:c="6"/></text:span><text:span text:style-name="T14">elif (peers==</text:span><text:span text:style-name="T13">3</text:span><text:span text:style-name="T14">)</text:span></text:p>
            <text:p text:style-name="P7"><text:span text:style-name="T14"><text:s text:c="8"/></text:span><text:span text:style-name="T14">(*second)[y][x] = </text:span><text:span text:style-name="T13">1</text:span><text:span text:style-name="T14">;</text:span></text:p>
            <text:p text:style-name="P7"><text:span text:style-name="T14"><text:s text:c="4"/></text:span><text:span text:style-name="T14">}</text:span></text:p>
            <text:p text:style-name="P7"><text:span text:style-name="T14"><text:s text:c="2"/></text:span><text:span text:style-name="T14">}</text:span></text:p>
            <text:p text:style-name="P7"><text:span text:style-name="T14"/></text:p>
            <text:p text:style-name="P7"><text:span text:style-name="T14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3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3">Game of Life (TBB) Results</text:p>
          </draw:text-box>
        </draw:frame>
        <draw:frame draw:style-name="gr4" draw:layer="layout" svg:width="13cm" svg:height="17cm" svg:x="0.5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4.5cm" svg:height="16.608cm" svg:x="13cm" svg:y="3.62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301cm" svg:y="0cm" presentation:class="title">
          <draw:text-box>
            <text:p text:style-name="P3">DP/TBB Conclusions</text:p>
          </draw:text-box>
        </draw:frame>
        <draw:frame presentation:style-name="pr3" draw:text-style-name="P4" draw:layer="layout" svg:width="25.199cm" svg:height="15.46cm" svg:x="1.5cm" svg:y="4.04cm" presentation:class="outline" presentation:user-transformed="true">
          <draw:text-box>
            <text:list text:style-name="L2">
              <text:list-item>
                <text:p text:style-name="P4">TBB is handy because its <text:span text:style-name="T5">iteration spaces</text:span> (<text:span text:style-name="T15">range</text:span>, <text:span text:style-name="T16">range2d</text:span><text:span text:style-name="T17">) are specifically designed to optimise processor cache locality</text:span></text:p>
              </text:list-item>
            </text:list>
            <text:list text:style-name="L2">
              <text:list-item>
                <text:p text:style-name="P4">New processors (i7) moving toward combined cache for all cores which will make many (and especially naive) parallel programs run faster</text:p>
              </text:list-item>
            </text:list>
            <text:list text:style-name="L2">
              <text:list-item>
                <text:p text:style-name="P4">DP is natural to the mind and gives very good parallel speedup compared to theoretical limits</text:p>
              </text:list-item>
            </text:list>
            <text:list text:style-name="L2">
              <text:list-item>
                <text:p text:style-name="P4"><text:span text:style-name="T5">Pitfall: </text:span><text:span text:style-name="T18">must</text:span> compare DP against <text:span text:style-name="T19">good serial implementation</text:span>; translation to the DP paradigm might be destroying your through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2" draw:display-name="Bitmape 2" xlink:href="Pictures/1000000000000B0000000758FB3255E3.jp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2-20T12:09:43</meta:creation-date>
    <dc:creator>Cameron Gorrie</dc:creator>
    <dc:date>2009-02-20T15:32:25</dc:date>
    <dc:language>fi-FI</dc:language>
    <meta:editing-cycles>40</meta:editing-cycles>
    <meta:editing-duration>PT3H22M45S</meta:editing-duration>
    <meta:template xlink:type="simple" xlink:actuate="onRequest" xlink:href="file:///usr/lib/openoffice/share/template/en-US/presnt/Blue.otp" meta:date="2009-02-20T12:09:41"/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7.149974822998pt" style:font-size-asian="17.149974822998pt" style:font-size-complex="17.149974822998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1">
      <style:chart-properties chart:display-label="true" chart:logarithmic="tru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1.8730592727661pt" style:font-size-asian="11.8730592727661pt" style:font-size-complex="11.8730592727661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1.8730592727661pt" style:font-size-asian="11.8730592727661pt" style:font-size-complex="11.873059272766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gradient" draw:fill-color="#e6e6e6" draw:fill-gradient-name="Linear_20_yellow_2f_brown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001cm" svg:height="17.001cm" chart:class="chart:scatter" chart:style-name="ch1">
        <chart:title svg:x="4.064cm" svg:y="0.339cm" chart:style-name="ch2">
          <text:p>Parallel Speed-up</text:p>
        </chart:title>
        <chart:plot-area chart:style-name="ch3" chart:data-source-has-labels="both" svg:x="0.04cm" svg:y="1.586cm" svg:width="12.485cm" svg:height="15.02cm">
          <chart:axis chart:dimension="x" chart:name="primary-x" chart:style-name="ch4">
            <chart:title svg:x="5.616cm" svg:y="16.103cm" chart:style-name="ch5">
              <text:p>Board Size</text:p>
            </chart:title>
            <chart:categories table:cell-range-address="local-table.$B$1:.$G$1"/>
          </chart:axis>
          <chart:axis chart:dimension="y" chart:name="primary-y" chart:style-name="ch6">
            <chart:title svg:x="0.047cm" svg:y="9.729cm" chart:style-name="ch7">
              <text:p>Speed-up</text:p>
            </chart:title>
            <chart:grid chart:style-name="ch8" chart:class="major"/>
          </chart:axis>
          <chart:series chart:style-name="ch9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1851851851852">
                <text:p>1.51851851851852</text:p>
              </table:table-cell>
              <table:table-cell office:value-type="float" office:value="1.67">
                <text:p>1.67</text:p>
              </table:table-cell>
              <table:table-cell office:value-type="float" office:value="1.6474358974359">
                <text:p>1.6474358974359</text:p>
              </table:table-cell>
              <table:table-cell office:value-type="float" office:value="1.69773462783172">
                <text:p>1.69773462783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2pt" style:font-size-asian="9.80000019073486pt" style:font-size-complex="9.80000019073486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6pt" style:font-size-complex="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7.88597393035889pt" style:font-size-asian="7.88597393035889pt" style:font-size-complex="7.88597393035889pt"/>
    </style:style>
    <style:style style:name="ch6" style:family="chart">
      <style:text-properties fo:font-family="Arial" style:font-style-name="Normal" fo:font-size="12pt" style:font-size-asian="6.69999980926514pt" style:font-size-complex="6.69999980926514pt"/>
    </style:style>
    <style:style style:name="ch7" style:family="chart" style:data-style-name="N45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7.88597393035889pt" style:font-size-asian="7.88597393035889pt" style:font-size-complex="7.88597393035889pt"/>
    </style:style>
    <style:style style:name="ch8" style:family="chart">
      <style:chart-properties style:rotation-angle="90"/>
      <style:text-properties fo:font-size="6.77300310134888pt" style:font-size-asian="6.77300310134888pt" style:font-size-complex="6.7730031013488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5.91448068618774pt" style:font-size-asian="5.91448068618774pt" style:font-size-complex="5.91448068618774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5.91448068618774pt" style:font-size-asian="5.91448068618774pt" style:font-size-complex="5.91448068618774pt"/>
    </style:style>
    <style:style style:name="ch12" style:family="chart">
      <style:graphic-properties draw:stroke="solid" svg:stroke-color="#b3b3b3" draw:fill="gradient" draw:fill-color="#e6e6e6" draw:fill-gradient-name="Linear_20_yellow_2f_brown" draw:gradient-step-count="64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501cm" svg:height="16.609cm" chart:class="chart:scatter" chart:style-name="ch1">
        <chart:title svg:x="4.612cm" svg:y="0.331cm" chart:style-name="ch2">
          <text:p>Execution Time</text:p>
        </chart:title>
        <chart:legend chart:legend-position="end" svg:x="2.398cm" svg:y="1.64cm" chart:style-name="ch3"/>
        <chart:plot-area chart:style-name="ch4" chart:data-source-has-labels="both" svg:x="0.287cm" svg:y="1.274cm" svg:width="13.965cm" svg:height="14.991cm">
          <chart:axis chart:dimension="x" chart:name="primary-x" chart:style-name="ch5">
            <chart:title svg:x="6.432cm" svg:y="15.993cm" chart:style-name="ch6">
              <text:p>Board Size</text:p>
            </chart:title>
            <chart:categories table:cell-range-address="local-table.$B$1:.$G$1"/>
          </chart:axis>
          <chart:axis chart:dimension="y" chart:name="primary-y" chart:style-name="ch7">
            <chart:title svg:x="0.149cm" svg:y="10.028cm" chart:style-name="ch8">
              <text:p>Time (MM:SS.00)</text:p>
            </chart:title>
            <chart:grid chart:style-name="ch9" chart:class="major"/>
          </chart:axis>
          <chart:series chart:style-name="ch10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ingle Thread</text:p>
              </table:table-cell>
              <table:table-cell office:value-type="float" office:value="0.000000694444444444445">
                <text:p>0.000000694444444444445</text:p>
              </table:table-cell>
              <table:table-cell office:value-type="float" office:value="0.0000025462962962963">
                <text:p>0.0000025462962962963</text:p>
              </table:table-cell>
              <table:table-cell office:value-type="float" office:value="0.00000949074074074074">
                <text:p>0.00000949074074074074</text:p>
              </table:table-cell>
              <table:table-cell office:value-type="float" office:value="0.0000386574074074074">
                <text:p>0.0000386574074074074</text:p>
              </table:table-cell>
              <table:table-cell office:value-type="float" office:value="0.000148726851851852">
                <text:p>0.000148726851851852</text:p>
              </table:table-cell>
              <table:table-cell office:value-type="float" office:value="0.000607175925925926">
                <text:p>0.000607175925925926</text:p>
              </table:table-cell>
            </table:table-row>
            <table:table-row>
              <table:table-cell office:value-type="string">
                <text:p>Two Threads</text:p>
              </table:table-cell>
              <table:table-cell office:value-type="float" office:value="0.000000810185185185185">
                <text:p>0.000000810185185185185</text:p>
              </table:table-cell>
              <table:table-cell office:value-type="float" office:value="0.00000173611111111111">
                <text:p>0.00000173611111111111</text:p>
              </table:table-cell>
              <table:table-cell office:value-type="float" office:value="0.00000625">
                <text:p>0.00000625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0.0000902777777777778">
                <text:p>0.0000902777777777778</text:p>
              </table:table-cell>
              <table:table-cell office:value-type="float" office:value="0.000357638888888889">
                <text:p>0.00035763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